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1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fo:color="#ffffff" style:font-name="Arial Black" fo:font-size="48pt" fo:font-weight="bold" style:font-size-asian="48pt" style:font-size-complex="48pt"/>
    </style:style>
    <style:style style:name="P5" style:family="paragraph">
      <style:paragraph-properties fo:margin-left="0.6cm" fo:margin-right="0cm" fo:text-indent="0cm"/>
      <style:text-properties fo:font-size="20pt"/>
    </style:style>
    <style:style style:name="P6" style:family="paragraph">
      <style:paragraph-properties fo:margin-left="0cm" fo:margin-right="0cm" fo:text-indent="0cm"/>
      <style:text-properties fo:color="#ffffff" style:font-name="Arial Black1" fo:font-size="54pt" fo:font-weight="bold" style:font-size-asian="54pt" style:font-size-complex="54pt"/>
    </style:style>
    <style:style style:name="T1" style:family="text">
      <style:text-properties fo:color="#ffffff" style:font-name="Arial Black1" fo:font-size="48pt" fo:font-weight="bold" style:font-size-asian="48pt" style:font-size-complex="48pt"/>
    </style:style>
    <style:style style:name="T2" style:family="text">
      <style:text-properties fo:color="#ffffff" style:font-name="Arial Black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Duchu Święty,</text:span><text:span text:style-name="T1"><text:line-break/></text:span><text:span text:style-name="T1">do nas przyjdź,</text:span><text:span text:style-name="T1"><text:line-break/></text:span><text:span text:style-name="T1">dotknij w sercach</text:span><text:span text:style-name="T1"><text:line-break/></text:span><text:span text:style-name="T1">naszych ran,</text:span><text:span text:style-name="T1"><text:line-break/></text:span><text:span text:style-name="T1"><text:line-break/></text:span><text:span text:style-name="T1">uzdrów je miłością swą,</text:span><text:span text:style-name="T1"><text:line-break/></text:span><text:span text:style-name="T1">pokój w serca nasze wlej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4" draw:layer="layout" svg:width="28cm" svg:height="21cm" svg:x="-0.001cm" svg:y="-0.001cm" presentation:class="title" presentation:user-transformed="true">
          <draw:text-box>
            <text:p text:style-name="P1"><text:span text:style-name="T2">Królu życia do nas przyjdź,</text:span><text:span text:style-name="T2"><text:line-break/></text:span><text:span text:style-name="T2">niech Twój krzyż</text:span><text:span text:style-name="T2"><text:line-break/></text:span><text:span text:style-name="T2">jaśnieje w nas.</text:span><text:span text:style-name="T2"><text:line-break/></text:span><text:span text:style-name="T2"><text:line-break/></text:span><text:span text:style-name="T2">Łaską swoją ulecz nas,</text:span><text:span text:style-name="T2"><text:line-break/></text:span><text:span text:style-name="T2">ogień niech zapłonie dziś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6" draw:layer="layout" svg:width="28cm" svg:height="21cm" svg:x="-0.001cm" svg:y="-0.001cm" presentation:class="title" presentation:user-transformed="true">
          <draw:text-box>
            <text:p text:style-name="P1"><text:span text:style-name="T1">Ojcze,</text:span><text:span text:style-name="T1"><text:line-break/></text:span><text:span text:style-name="T1">Stwórco świata przyjdź,</text:span><text:span text:style-name="T1"><text:line-break/></text:span><text:span text:style-name="T1">niech Twój obraz żyje w nas,</text:span><text:span text:style-name="T1"><text:line-break/></text:span><text:span text:style-name="T1"><text:line-break/></text:span><text:span text:style-name="T1">przyjdź i ześlij Ducha nam,</text:span><text:span text:style-name="T1"><text:line-break/></text:span><text:span text:style-name="T1">niech umocni życie w nas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5-30T16:18:01</meta:creation-date>
    <dc:date>2015-06-22T23:14:45.028000000</dc:date>
    <dc:language>pl-PL</dc:language>
    <meta:editing-cycles>11</meta:editing-cycles>
    <meta:editing-duration>PT14M10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